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12"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13"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4"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5"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341"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342"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343"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344"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345"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346"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347"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348"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349"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350" style:family="text">
      <style:text-properties style:text-line-through-style="none" style:text-line-through-type="none" style:text-position="0% 100%" fo:font-size="11pt" officeooo:rsid="00cf0d83" style:font-size-asian="9.60000038146973pt" style:font-size-complex="11pt"/>
    </style:style>
    <style:style style:name="T351"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352"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353"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354"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355"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356"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357"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358" style:family="text">
      <style:text-properties style:text-line-through-style="none" style:text-line-through-type="none" style:text-position="0% 100%" officeooo:rsid="00c8c707"/>
    </style:style>
    <style:style style:name="T359" style:family="text">
      <style:text-properties style:text-line-through-style="none" style:text-line-through-type="none" style:text-position="0% 100%" fo:font-style="normal" style:font-style-asian="normal" style:font-style-complex="normal"/>
    </style:style>
    <style:style style:name="T360"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361"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362"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363"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364"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365"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366"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367"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368"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369"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370"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371"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372"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373"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378" style:family="text">
      <style:text-properties officeooo:rsid="0124d764"/>
    </style:style>
    <style:style style:name="T379" style:family="text">
      <style:text-properties fo:font-weight="normal" style:font-weight-asian="normal" style:font-weight-complex="normal"/>
    </style:style>
    <style:style style:name="T380" style:family="text">
      <style:text-properties fo:font-weight="normal" officeooo:rsid="00595f0e" style:font-weight-asian="normal" style:font-weight-complex="normal"/>
    </style:style>
    <style:style style:name="T381" style:family="text">
      <style:text-properties officeooo:rsid="013e209b"/>
    </style:style>
    <style:style style:name="T382" style:family="text">
      <style:text-properties officeooo:rsid="013ee72e"/>
    </style:style>
    <style:style style:name="T383" style:family="text">
      <style:text-properties officeooo:rsid="01409f45"/>
    </style:style>
    <style:style style:name="T384" style:family="text">
      <style:text-properties officeooo:rsid="0140d547"/>
    </style:style>
    <style:style style:name="T385" style:family="text">
      <style:text-properties officeooo:rsid="014445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80">22/02/2021</text:span><text:span text:style-name="T64"><text:line-break/></text:span><text:span text:style-name="T379">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378">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362">80°C ma possono essere a condizioni diverse perché la conservazione dei vari microorganismi ha T diverse), </text:span><text:span text:style-name="T363">d</text:span><text:span text:style-name="T362">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363">Abbiamo a che fare con oggetti che esistono a P e T ambiente, tutto quello che può fare danno come trattamento con solvente o con temperature vanno pensati ad hoc. Verranno studiati caso per caso. <text:line-break/></text:span><text:span text:style-name="T364">Prodotti che impattano l’umano (food, farmaceutica, cosmesi ecc). Bisogna dunque giustificare la tracciabilità del sistema e garantire un controllo di qualità rigoroso, </text:span><text:span text:style-name="T365">non ci devono essere residui di produzione o residui di substrato.<text:line-break/>Nel caso dei processi biotecnologici bisogna fare il trattamento di tutto ciò che deriva dallo scarto come ricircolo.<text:line-break/><text:line-break/></text:span><text:span text:style-name="T366">Un bioprocesso o fermentazione (bioprocesso che tiene conto </text:span><text:span text:style-name="T367">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367">dell’organismo. Esistono sostanzialmente due fasi, atopofas</text:span><text:span text:style-name="T370">e</text:span><text:span text:style-name="T367"> (fase di crescita), idio-fase (fase stazionaria della biomassa) e bisogna cercare di massimizzare la produzione. </text:span><text:span text:style-name="T368">Alla fine il successo di un bioprocesso ci sarà soltanto quando tutte queste cose potranno essere messe assieme nel modo più efficiente che ci sia. <text:line-break/></text:span><text:span text:style-name="T369"><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371">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349">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372">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358">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50">costanza</text:span><text:span text:style-name="T161"> della composizione, nel caso degli scarti altrui avremo una </text:span><text:span text:style-name="T351">variabilità delle impurezze</text:span><text:span text:style-name="T161"> (se scarti di origine agricola come patate avranno ad esempio la buccia), un alt</text:span><text:span text:style-name="T162">r</text:span><text:span text:style-name="T161">o problema è il </text:span><text:span text:style-name="T351">contenuto elevato di acqua</text:span><text:span text:style-name="T172">,</text:span><text:span text:style-name="T351">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352">stagionale</text:span><text:span text:style-name="T173">, es barbabietole da zucchero solo in estate, potrebbe dunque essere molto </text:span><text:span text:style-name="T352">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340">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374">2</text:span><text:span text:style-name="T188"> + H</text:span><text:span text:style-name="T374">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341">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342">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343">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375">2</text:span><text:span text:style-name="T195">, B</text:span><text:span text:style-name="T375">6</text:span><text:span text:style-name="T195">, B</text:span><text:span text:style-name="T375">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354">batch</text:span><text:span text:style-name="T214"> (apro, metto il substrato, chiudo</text:span><text:span text:style-name="T215">), </text:span><text:span text:style-name="T353">fed-batch</text:span><text:span text:style-name="T215">, alimento il substrato poco a poco per cercare di seguire la curva di crescita oppure </text:span><text:span text:style-name="T353">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376">2</text:span><text:span text:style-name="T228"> e CO</text:span><text:span text:style-name="T376">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361">B</text:span><text:span text:style-name="T360">IOECONOMY</text:span><text:span text:style-name="T359"><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11">11/03/2021<text:line-break/>Classificazione delle cose viventi<text:line-break/>1) Procariote o eucariote<text:line-break/>2) livello <text:span text:style-name="T381">di organizzazione</text:span>: singola o multi cellula<text:line-break/>3) Tipo nutrizionale: <text:span text:style-name="T381">eterot</text:span><text:span text:style-name="T383">rof</text:span><text:span text:style-name="T381">ia e autotrofia<text:line-break/><text:line-break/></text:span><text:span text:style-name="T382">I procarioti sono cellule che non hanno il nucleo non separato dal resto della cellula, cosa che </text:span><text:span text:style-name="T385">invece</text:span><text:span text:style-name="T382"> avviene nei eucariot</text:span><text:span text:style-name="T385">i</text:span><text:span text:style-name="T382">; abbiamo diverse dimensioni, diverse ripartizioni all’interno della cellula. Gli eucarioti hanno molti organelli e questi sono separati dal resto della cellula. <text:line-break/></text:span><text:span text:style-name="T383">Organismi eterotrofi non sono in grado di utilizzare sostanze inorganiche ma hanno bisogno di sostanze organiche che derivino da altri organismi, gli autotrofi (piante) sono in grado di generare energia o molecole a par</text:span><text:span text:style-name="T384">t</text:span><text:span text:style-name="T383">ire da </text:span><text:span text:style-name="T384">(?).</text:span></text:p>
      <text:p text:style-name="P12"><text:span text:style-name="T344">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3"/>
      <text:p text:style-name="P14"><text:span text:style-name="T270">MICRORGANISMO<text:line-break/></text:span><text:span text:style-name="T271">Possono essere </text:span><text:span text:style-name="T355">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355">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356">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357">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345">metanogeni</text:span><text:span text:style-name="T282">, procarioti in grado di produrre metano, </text:span><text:span text:style-name="T345">alofile estremi</text:span><text:span text:style-name="T282">, procarioti in grado di vivere in concentrazione elevate di sale (le conc saline vengono utilizzate spesso per distruggere i batteri a fine processo</text:span><text:span text:style-name="T283">), </text:span><text:span text:style-name="T346">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347">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377">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15"><text:span text:style-name="T316">B</text:span><text:span text:style-name="T171">atteri lattici etero fermentativi, arrivano al processo di crescita e sviluppo attraverso una fermentazione che non produce solo acido lattico ma che per esempio produce CO</text:span><text:span text:style-name="T373">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348">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 <text:line-break/>Sono più facili da separare, costi minori di centrifugazione. </text:span><text:span text:style-name="T339">Generalmente i lieviti non hanno effetti patogeni, portano il loro patrimonio genetico è noto ed è quindi modificabi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28</meta:editing-cycles>
    <meta:creation-date>2021-02-22T11:22:00</meta:creation-date>
    <dc:date>2021-03-15T16:02:59.615000000</dc:date>
    <meta:editing-duration>PT3H31M28S</meta:editing-duration>
    <meta:generator>LibreOffice/7.1.0.3$Windows_x86 LibreOffice_project/f6099ecf3d29644b5008cc8f48f42f4a40986e4c</meta:generator>
    <meta:document-statistic meta:table-count="0" meta:image-count="0" meta:object-count="0" meta:page-count="15" meta:paragraph-count="18" meta:word-count="9622" meta:character-count="64145" meta:non-whitespace-character-count="54369"/>
    <meta:user-defined meta:name="AppVersion">16.0000</meta:user-defined>
    <meta:template xlink:type="simple" xlink:actuate="onRequest" xlink:title="Normal.dotm" xlink:href=""/>
  </office:meta>
</office:document-meta>
</file>